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Mens. 09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46" office:value-type="string" calcext:value-type="string">
            <text:p>Mens. 10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1-19" calcext:value-type="date">
            <text:p>19/1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46" office:value-type="string" calcext:value-type="string">
            <text:p>Mens. 1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2-22" calcext:value-type="date">
            <text:p>22/1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46" office:value-type="string" calcext:value-type="string">
            <text:p>Mens. 1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6-01-26" calcext:value-type="date">
            <text:p>26/01/2026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7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9">00/00/0000</text:date></text:span><text:span text:style-name="MT2"><text:s/>- </text:span><text:span text:style-name="MT2"><text:time style:data-style-name="N2" text:time-value="16:21:32.970939400">00:00:00</text:time></text:span><text:span text:style-name="MT2"><text:time style:data-style-name="N2" text:time-value="16:21:32.970987800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6:21:32.98155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50:15</meta:creation-date>
    <dc:date>2026-01-29T16:21:45.081808700</dc:date>
    <dc:language>pt-PT</dc:language>
    <meta:editing-cycles>590</meta:editing-cycles>
    <meta:editing-duration>PT15H44M18S</meta:editing-duration>
    <meta:print-date>2025-09-02T10:23:33.635789082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